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t1=a[3,1,7,9]</text:span></text:p>
      <text:p text:style-name="P1"><text:span text:style-name="T1">set2=b[2,4,1,9,3]</text:span></text:p>
      <text:p text:style-name="P1"><text:span text:style-name="T1">for(let i[0]; i&lt;a.length,i++)</text:span></text:p>
      <text:p text:style-name="P1"><text:span text:style-name="T1">{for(let j[0];j&lt;b.length;j++)</text:span></text:p>
      <text:p text:style-name="P1"><text:span text:style-name="T1">{</text:span></text:p>
      <text:p text:style-name="P1"><text:span text:style-name="T1">if(a[i]&lt;&gt;b[j])</text:span></text:p>
      <text:p text:style-name="P1"><text:span text:style-name="T1">a=splice(i,1)</text:span></text:p>
      <text:p text:style-name="P1"><text:span text:style-name="T1">b=splice(j,1)</text:span></text:p>
      <text:p text:style-name="P1"><text:span text:style-name="T1">}</text:span></text:p>
      <text:p text:style-name="P1"><text:span text:style-name="T1">}</text:span></text:p>
      <text:p text:style-name="P1"><text:span text:style-name="T1">let c=[]</text:span></text:p>
      <text:p text:style-name="P1"><text:span text:style-name="T1">for(let i=0;i&lt;a.length;i++</text:span></text:p>
      <text:p text:style-name="P1"><text:span text:style-name="T1">{c[i]=a[i];</text:span></text:p>
      <text:p text:style-name="P1"><text:span text:style-name="T1">}</text:span></text:p>
      <text:p text:style-name="P1"><text:span text:style-name="T1">for (let i=0;i&lt;b.length;i++</text:span></text:p>
      <text:p text:style-name="P1"><text:span text:style-name="T1">{</text:span></text:p>
      <text:p text:style-name="P1"><text:span text:style-name="T1">c[i+1]=b[i]}</text:span></text:p>
      <text:p text:style-name="P1"><text:span text:style-name="T1">let s=0</text:span></text:p>
      <text:p text:style-name="P1"><text:span text:style-name="T1">for (let i=0;i&lt;c.length;i++)</text:span></text:p>
      <text:p text:style-name="P1"><text:span text:style-name="T1">{s=s+c[i]}</text:span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